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5866" officeooo:paragraph-rsid="000c5866"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0c5866" officeooo:paragraph-rsid="000c5866"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0c5866" officeooo:paragraph-rsid="000e45bd"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0e45bd" officeooo:paragraph-rsid="000e45bd"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fb5b3" officeooo:paragraph-rsid="000fb5b3" style:font-size-asian="14pt" style:font-weight-asian="normal" style:font-size-complex="14pt" style:font-weight-complex="normal"/>
    </style:style>
    <style:style style:name="T1" style:family="text">
      <style:text-properties officeooo:rsid="000e45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té numérique</text:p>
      <text:p text:style-name="P1"/>
      <text:p text:style-name="P2"/>
      <text:p text:style-name="P3">L’identité numérique c’est lien qu’un individu possède avec internet, et qui crée par la suite l’e-réputation qui est l’image que l’on se crée sur internet par rapport aux autres. L’e-réputation est <text:span text:style-name="T1">un élément majeure</text:span> <text:span text:style-name="T1">car dans le cas où elle s’avérait « </text:span>mauvaise », <text:span text:style-name="T1">cela pourrait avoir un impact sur l’identité réelle, par exemple empêcher des offres d’emplois. </text:span></text:p>
      <text:p text:style-name="P3"/>
      <text:p text:style-name="P3"><text:span text:style-name="T1">Ainsi il est impératif de protéger son identité sur internet. Pour protéger son identité sur internet, on peut penser qu’il suffit d’être anonyme, mais en réalité ce n’est pas le cas. </text:span></text:p>
      <text:p text:style-name="P3"/>
      <text:p text:style-name="P3"><text:span text:style-name="T1">Premièrement, l’anonymat n’est que partiel car il est souvent simple de retrouver la trace de quelqu’un grâce à des informations que l’individu aurait lui même laissé, par exemple son nom et prénom sur Facebook. </text:span></text:p>
      <text:p text:style-name="P3"/>
      <text:p text:style-name="P3"><text:span text:style-name="T1">Deuxièmement, même dans le cas ou aucune information personnelle n’a été laissée sur internet, il est possible de retrouver des informations personnelles par le biais des FAI, par exemple dans le cadre d’une enquête judiciaire en cas de propos haineux ou dangereux.</text:span></text:p>
      <text:p text:style-name="P3"/>
      <text:p text:style-name="P4">Troisièmement, il est important de marquer une séparation entre le public et le privé, en effet dans la vie réelle la séparation est plus claire, mais pas sur internet. Ainsi, il ne faut pas considérer les réseaux sociaux comme un groupe privé où l’on peut s’exprimer comme on le souhaite.</text:p>
      <text:p text:style-name="P4"/>
      <text:p text:style-name="P4">Ainsi, pour se protéger sur internet, le mieux reste d’éviter de trop s’afficher sur internet, et en particulier sur les réseaux sociaux. Personnellement, j’utilise très peu de réseaux sociaux et je n’y affiche aucune information personnelle, ni mon nom, ni mon prénom, ni mon visage, etc. </text:p>
      <text:p text:style-name="P4"/>
      <text:p text:style-name="P4">Ensuite, pour ne pas révéler son identité sur internet, il est aussi important de rester dans des espaces sécurisés. Par exemple éviter le dialogue avec des inconnus qui propose des gains d’argent, ne jamais cliquer sur n’importe quel lien.</text:p>
      <text:p text:style-name="P4"/>
      <text:p text:style-name="P5">Dans le cas où l’e-réputation d’un individu a été bâchée, il est important de trouver le moyen d’améliorer son image, par exemple en produisant des articles pertinents, en posant des commentaires ou des remarques intéressantes,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9T10:26:15.961000000</meta:creation-date>
    <meta:generator>LibreOffice/7.4.0.3$Windows_X86_64 LibreOffice_project/f85e47c08ddd19c015c0114a68350214f7066f5a</meta:generator>
    <dc:date>2022-11-29T10:55:06.882000000</dc:date>
    <meta:editing-duration>PT28M50S</meta:editing-duration>
    <meta:editing-cycles>3</meta:editing-cycles>
    <meta:document-statistic meta:table-count="0" meta:image-count="0" meta:object-count="0" meta:page-count="1" meta:paragraph-count="9" meta:word-count="338" meta:character-count="2092" meta:non-whitespace-character-count="1759"/>
  </office:meta>
</office:document-meta>
</file>